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21000002B2CEA2B068.png"/>
  <manifest:file-entry manifest:media-type="image/png" manifest:full-path="Pictures/1000020100000529000002CA590C275A.png"/>
  <manifest:file-entry manifest:media-type="image/png" manifest:full-path="Pictures/10000201000001BF0000013D72039FD0.png"/>
  <manifest:file-entry manifest:media-type="image/png" manifest:full-path="Pictures/1000020100000505000002A43186FB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2" text:anchor-type="paragraph" svg:width="14.295cm" svg:height="8.262cm" draw:z-index="0"><draw:image xlink:href="Pictures/1000020100000521000002B2CEA2B068.png" xlink:type="simple" xlink:show="embed" xlink:actuate="onLoad"/></draw:frame></text:p>
      <text:p text:style-name="Standard"/>
      <text:p text:style-name="Standard"/>
      <text:p text:style-name="Standard"/>
      <text:p text:style-name="P1"><draw:frame draw:style-name="fr2" draw:name="graphics1" text:anchor-type="paragraph" svg:width="11.234cm" svg:height="7.713cm" draw:z-index="1"><draw:image xlink:href="Pictures/10000201000001BF0000013D72039FD0.png" xlink:type="simple" xlink:show="embed" xlink:actuate="onLoad"/></draw:frame></text:p>
      <text:p text:style-name="Standard"/>
      <text:p text:style-name="Standard"><draw:frame draw:style-name="fr2" draw:name="graphics3" text:anchor-type="paragraph" svg:width="15.18cm" svg:height="8.174cm" draw:z-index="2"><draw:image xlink:href="Pictures/1000020100000505000002A43186FBF4.png" xlink:type="simple" xlink:show="embed" xlink:actuate="onLoad"/></draw:frame></text:p>
      <text:p text:style-name="Standard"/>
      <text:p text:style-name="Standard"><draw:frame draw:style-name="fr2" draw:name="graphics4" text:anchor-type="paragraph" svg:width="16.503cm" svg:height="8.846cm" draw:z-index="3"><draw:image xlink:href="Pictures/1000020100000529000002CA590C275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mita g</meta:initial-creator>
    <meta:creation-date>2025-05-23T00:01:57.75</meta:creation-date>
    <meta:generator>OpenOffice/4.1.13$Win32 OpenOffice.org_project/4113m1$Build-9810</meta:generator>
    <meta:document-statistic meta:table-count="0" meta:image-count="4" meta:object-count="0" meta:page-count="3" meta:paragraph-count="0" meta:word-count="0" meta:character-count="0"/>
    <dc:date>2025-05-23T00:18:49.74</dc:date>
    <dc:creator>smita g</dc:creator>
    <meta:editing-duration>PT16M52S</meta:editing-duration>
    <meta:editing-cycles>1</meta:editing-cycles>
  </office:meta>
</office:document-meta>
</file>